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0188500000658CD6127F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G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caf39"/>
    </style:style>
    <style:style style:name="P3" style:family="paragraph" style:parent-style-name="Standard">
      <style:paragraph-properties fo:text-align="start" style:justify-single-word="false"/>
      <style:text-properties style:font-name="Liberation Seri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b86f7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paragraph-rsid="001caf39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paragraph-rsid="001e26e2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caf39" officeooo:paragraph-rsid="001caf3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e26e2" officeooo:paragraph-rsid="001e26e2"/>
    </style:style>
    <style:style style:name="P11" style:family="paragraph" style:parent-style-name="Standard">
      <style:paragraph-properties fo:text-align="center" style:justify-single-word="false"/>
      <style:text-properties style:font-name="Liberation Serif" officeooo:rsid="00201c9b" officeooo:paragraph-rsid="00201c9b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officeooo:paragraph-rsid="001caf39"/>
    </style:style>
    <style:style style:name="P17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fo:font-size="14pt" style:font-size-asian="14pt" style:font-size-complex="14pt"/>
    </style:style>
    <style:style style:name="P20" style:family="paragraph" style:parent-style-name="Table_20_Heading">
      <style:paragraph-properties fo:text-align="start" style:justify-single-word="false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" officeooo:paragraph-rsid="0020ef5b"/>
    </style:style>
    <style:style style:name="P23" style:family="paragraph" style:parent-style-name="Standard">
      <style:paragraph-properties fo:text-align="start" style:justify-single-word="false"/>
      <style:text-properties style:font-name="Liberation Serif" officeooo:paragraph-rsid="0020ef5b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b86f7"/>
    </style:style>
    <style:style style:name="T4" style:family="text">
      <style:text-properties officeooo:rsid="001bdc0b"/>
    </style:style>
    <style:style style:name="T5" style:family="text">
      <style:text-properties officeooo:rsid="001caf39"/>
    </style:style>
    <style:style style:name="T6" style:family="text">
      <style:text-properties officeooo:rsid="0020ef5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24" text:outline-level="1"/>
      <text:h text:style-name="P24" text:outline-level="1">Fiche d'itération Prévisionnelle n°<text:span text:style-name="T3">5</text:span></text:h>
      <text:p text:style-name="P18"/>
      <text:p text:style-name="Text_20_body"/>
      <text:p text:style-name="P17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20">Auteurs</text:p>
            </table:table-cell>
            <table:table-cell table:style-name="Auteurs_3a_.A1" office:value-type="string">
              <text:p text:style-name="P20">Approbateurs</text:p>
            </table:table-cell>
            <table:table-cell table:style-name="Auteurs_3a_.C1" office:value-type="string">
              <text:p text:style-name="P20">Validation</text:p>
            </table:table-cell>
          </table:table-row>
        </table:table-header-rows>
        <table:table-row>
          <table:table-cell table:style-name="Auteurs_3a_.A2" office:value-type="string">
            <text:p text:style-name="P4">Sébastien TROUSSE</text:p>
          </table:table-cell>
          <table:table-cell table:style-name="Auteurs_3a_.B3" office:value-type="string">
            <text:p text:style-name="P23">Jérémy VAZ BORGES </text:p>
            <text:p text:style-name="P23">Quentin CHEYNET</text:p>
          </table:table-cell>
          <table:table-cell table:style-name="Auteurs_3a_.C3" office:value-type="string">
            <text:p text:style-name="P12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3" office:value-type="string">
            <text:p text:style-name="P12"><text:span text:style-name="T1">Rédigé le</text:span> : <text:span text:style-name="T3">25</text:span>/11/2013</text:p>
          </table:table-cell>
          <table:table-cell table:style-name="Auteurs_3a_.B3" office:value-type="string">
            <text:p text:style-name="P12"><text:span text:style-name="T1">Approuvé le</text:span> : <text:span text:style-name="T6">26/11/2013</text:span></text:p>
          </table:table-cell>
          <table:table-cell table:style-name="Auteurs_3a_.C3" office:value-type="string">
            <text:p text:style-name="P12"><text:span text:style-name="T1">Validé le </text:span>:</text:p>
          </table:table-cell>
        </table:table-row>
      </table:table>
      <text:p text:style-name="Text_20_body"/>
      <text:p text:style-name="P17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3">Diffusion</text:p>
          </table:table-cell>
          <table:table-cell table:style-name="Tableau2.B1" office:value-type="string">
            <text:p text:style-name="P13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12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3">Jérémy VAZ BORGES </text:p>
            <text:p text:style-name="P3">Quentin CHEYNET</text:p>
            <text:p text:style-name="P3">Sébastien TROUSSE</text:p>
            <text:p text:style-name="P3">Jean-Philippe HUGUET</text:p>
            <text:p text:style-name="P3">Clément CARLES</text:p>
          </table:table-cell>
        </table:table-row>
      </table:table>
      <text:p text:style-name="Text_20_body"/>
      <text:p text:style-name="P17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3">Libellé</text:p>
          </table:table-cell>
          <table:table-cell table:style-name="Tableau3.B1" office:value-type="string">
            <text:p text:style-name="P13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4">N° Version</text:p>
          </table:table-cell>
          <table:table-cell table:style-name="Tableau4.A1" office:value-type="string">
            <text:p text:style-name="P14">Auteurs</text:p>
          </table:table-cell>
          <table:table-cell table:style-name="Tableau4.A1" office:value-type="string">
            <text:p text:style-name="P14">Approbateurs</text:p>
          </table:table-cell>
          <table:table-cell table:style-name="Tableau4.A1" office:value-type="string">
            <text:p text:style-name="P14">Date</text:p>
          </table:table-cell>
          <table:table-cell table:style-name="Tableau4.E1" office:value-type="string">
            <text:p text:style-name="P14">Historique des évolutions</text:p>
          </table:table-cell>
        </table:table-row>
        <table:table-row>
          <table:table-cell table:style-name="Tableau4.A2" office:value-type="string">
            <text:p text:style-name="P14"><text:span text:style-name="T3">5</text:span>.0</text:p>
          </table:table-cell>
          <table:table-cell table:style-name="Tableau4.A2" office:value-type="string">
            <text:p text:style-name="P4">Sébastien TROUSSE</text:p>
          </table:table-cell>
          <table:table-cell table:style-name="Tableau4.A2" office:value-type="string">
            <text:p text:style-name="P23">Jérémy VAZ BORGES </text:p>
            <text:p text:style-name="P23">Quentin CHEYNET</text:p>
          </table:table-cell>
          <table:table-cell table:style-name="Tableau4.A2" office:value-type="string">
            <text:p text:style-name="P12"><text:span text:style-name="T3">25</text:span>/11/2013</text:p>
          </table:table-cell>
          <table:table-cell table:style-name="Tableau4.E2" office:value-type="string">
            <text:p text:style-name="P12">Création du document</text:p>
          </table:table-cell>
        </table:table-row>
      </table:table>
      <text:p text:style-name="Text_20_body"/>
      <text:h text:style-name="P25" text:outline-level="1">Fiche d'itération Prévisionnelle n°<text:span text:style-name="T3">5</text:span>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5">Liste des tâches</text:p>
          </table:table-cell>
          <table:table-cell table:style-name="Tableau1.A1" office:value-type="string">
            <text:p text:style-name="P5">Auteurs</text:p>
          </table:table-cell>
          <table:table-cell table:style-name="Tableau1.A1" office:value-type="string">
            <text:p text:style-name="P5">Date début</text:p>
          </table:table-cell>
          <table:table-cell table:style-name="Tableau1.A1" office:value-type="string">
            <text:p text:style-name="P5">Date d'envoi à l'approbateur</text:p>
          </table:table-cell>
          <table:table-cell table:style-name="Tableau1.A1" office:value-type="string">
            <text:p text:style-name="P5">Approbateurs</text:p>
          </table:table-cell>
          <table:table-cell table:style-name="Tableau1.A1" office:value-type="string">
            <text:p text:style-name="P5">Date de fin prévu</text:p>
          </table:table-cell>
          <table:table-cell table:style-name="Tableau1.G1" office:value-type="string">
            <text:p text:style-name="P5">Notes</text:p>
          </table:table-cell>
        </table:table-row>
        <table:table-row>
          <table:table-cell table:style-name="Tableau1.A2" office:value-type="string">
            <text:p text:style-name="P6"><text:s/>CR DP itération <text:span text:style-name="T4">5</text:span></text:p>
          </table:table-cell>
          <table:table-cell table:style-name="Tableau1.A2" office:value-type="string">
            <text:p text:style-name="P7">Jean-Philippe HUGUET</text:p>
          </table:table-cell>
          <table:table-cell table:style-name="Tableau1.A2" office:value-type="string">
            <text:p text:style-name="P6">2<text:span text:style-name="T5">7</text:span>/11/2013</text:p>
          </table:table-cell>
          <table:table-cell table:style-name="Tableau1.A2" office:value-type="string">
            <text:p text:style-name="P6">2<text:span text:style-name="T5">7</text:span>/11/2013</text:p>
            <text:p text:style-name="P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CR Client itération <text:span text:style-name="T4">5</text:span></text:p>
          </table:table-cell>
          <table:table-cell table:style-name="Tableau1.A2" office:value-type="string">
            <text:p text:style-name="P9">Clément CARLES</text:p>
          </table:table-cell>
          <table:table-cell table:style-name="Tableau1.A2" office:value-type="string">
            <text:p text:style-name="P6">2<text:span text:style-name="T5">7</text:span>/11/2013</text:p>
          </table:table-cell>
          <table:table-cell table:style-name="Tableau1.A2" office:value-type="string">
            <text:p text:style-name="P6">2<text:span text:style-name="T5">7</text:span>/11/2013</text:p>
            <text:p text:style-name="P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9">Gestion des scores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9">Gestion des débuts de partie</text:p>
          </table:table-cell>
          <table:table-cell table:style-name="Tableau1.A2" office:value-type="string">
            <text:p text:style-name="P7">Quentin</text:p>
            <text:p text:style-name="P7">CHEYNET</text:p>
            <text:p text:style-name="P2">Jérémy VAZ BORGES</text:p>
            <text:p text:style-name="P7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</text:p>
            <text:p text:style-name="P6">des <text:span text:style-name="T5">niveaux</text:span>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Liaison entre les parties jeu et réseau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 des changements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Gestion du son</text:p>
          </table:table-cell>
          <table:table-cell table:style-name="Tableau1.A2" office:value-type="string">
            <text:p text:style-name="P1">Jean-Philippe HUGUET</text:p>
            <text:p text:style-name="P6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ext:soft-page-break/>
        <table:table-row>
          <table:table-cell table:style-name="Tableau1.A2" office:value-type="string">
            <text:p text:style-name="P21">Bilan</text:p>
          </table:table-cell>
          <table:table-cell table:style-name="Tableau1.A2" office:value-type="string">
            <text:p text:style-name="P8">Jean-Philippe HUGUET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5"><text:span text:style-name="T5">02</text:span>/1<text:span text:style-name="T5">2</text:span>/2013</text:p>
            <text:p text:style-name="P15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Fiche itération réelle <text:span text:style-name="T4">5</text:span></text:p>
          </table:table-cell>
          <table:table-cell table:style-name="Tableau1.A2" office:value-type="string">
            <text:p text:style-name="P10">Sébastien TROUSSE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5"><text:span text:style-name="T5">02</text:span>/1<text:span text:style-name="T5">2</text:span>/2013</text:p>
            <text:p text:style-name="P15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5"><text:span text:style-name="T5">03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Fiche itération prévisionnelle <text:span text:style-name="T4">6</text:span></text:p>
          </table:table-cell>
          <table:table-cell table:style-name="Tableau1.A2" office:value-type="string">
            <text:p text:style-name="P10">Clément CARLES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  <text:p text:style-name="P1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Ordre du jour de la réunion externe <text:span text:style-name="T4">6</text:span></text:p>
          </table:table-cell>
          <table:table-cell table:style-name="Tableau1.A2" office:value-type="string">
            <text:p text:style-name="P11">Quentin CHEYNET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  <text:p text:style-name="P1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Ordre du jour de la réunion interne <text:span text:style-name="T4">6</text:span></text:p>
          </table:table-cell>
          <table:table-cell table:style-name="Tableau1.A2" office:value-type="string">
            <text:p text:style-name="P11">Jérémy VAZ BORGES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  <text:p text:style-name="P1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2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21">Création du rendue itération <text:span text:style-name="T4">5</text:span></text:p>
          </table:table-cell>
          <table:table-cell table:style-name="Tableau1.A2" office:value-type="string">
            <text:p text:style-name="P10">Sébastien TROUSSE</text:p>
          </table:table-cell>
          <table:table-cell table:style-name="Tableau1.A2" office:value-type="string">
            <text:p text:style-name="P15"><text:span text:style-name="T5">0</text:span>2/1<text:span text:style-name="T5">2</text:span>/2013</text:p>
          </table:table-cell>
          <table:table-cell table:style-name="Tableau1.A2" office:value-type="string">
            <text:p text:style-name="P15"><text:span text:style-name="T5">03</text:span>/1<text:span text:style-name="T5">2</text:span>/2013</text:p>
            <text:p text:style-name="P15">12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6"><text:span text:style-name="T5">03</text:span>/1<text:span text:style-name="T5">2</text:span>/2013</text:p>
          </table:table-cell>
          <table:table-cell table:style-name="Tableau1.G2" office:value-type="string">
            <text:p text:style-name="P1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style:contextual-spacing="false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family="'Calibri Light'" style:font-family-generic="roman" style:font-pitch="variable" fo:font-size="13pt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10-16T17:11:48</meta:creation-date>
    <dc:date>2013-12-04T04:23:26.484000000</dc:date>
    <meta:editing-duration>PT2H35M12S</meta:editing-duration>
    <meta:editing-cycles>24</meta:editing-cycles>
    <meta:generator>LibreOffice/4.1.3.2$Windows_x86 LibreOffice_project/70feb7d99726f064edab4605a8ab840c50ec57a</meta:generator>
    <meta:document-statistic meta:table-count="5" meta:image-count="1" meta:object-count="0" meta:page-count="3" meta:paragraph-count="146" meta:word-count="286" meta:character-count="1941" meta:non-whitespace-character-count="1795"/>
  </office:meta>
</office:document-meta>
</file>